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Quicksand" svg:font-family="Quicksan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fill-color="#00c081" draw:textarea-horizontal-align="justify" draw:textarea-vertical-align="middle" draw:auto-grow-height="false" fo:min-height="1.469cm" fo:min-width="3.378cm" draw:shadow="visible" draw:shadow-offset-x="0.106cm" draw:shadow-offset-y="0.106cm" draw:shadow-color="#b2b2b2"/>
      <style:paragraph-properties style:writing-mode="lr-tb"/>
    </style:style>
    <style:style style:name="gr2" style:family="graphic" style:parent-style-name="standard">
      <style:graphic-properties draw:marker-start="Arrow" draw:fill-color="#71d6e0" draw:textarea-horizontal-align="justify" draw:textarea-vertical-align="middle" draw:auto-grow-height="false" fo:min-height="1.469cm" fo:min-width="3.378cm" draw:shadow="visible" draw:shadow-offset-x="0.106cm" draw:shadow-offset-y="0.106cm" draw:shadow-color="#b2b2b2"/>
      <style:paragraph-properties style:writing-mode="lr-tb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fo:color="#ffffff" style:font-name="Quicksand" fo:font-size="24pt" fo:font-weight="normal" style:font-size-asian="24pt" style:font-weight-asian="normal" style:font-size-complex="24pt" style:font-weight-complex="normal"/>
    </style:style>
    <style:style style:name="P2" style:family="paragraph">
      <loext:graphic-properties draw:fill-color="#00c081"/>
      <style:paragraph-properties fo:text-align="center" style:writing-mode="lr-tb"/>
      <style:text-properties fo:color="#ffffff" style:font-name="Quicksand" fo:font-size="24pt" fo:font-weight="normal" style:font-size-asian="24pt" style:font-weight-asian="normal" style:font-size-complex="24pt" style:font-weight-complex="normal"/>
    </style:style>
    <style:style style:name="P3" style:family="paragraph">
      <loext:graphic-properties draw:fill-color="#71d6e0"/>
      <style:paragraph-properties fo:text-align="center" style:writing-mode="lr-tb"/>
      <style:text-properties fo:color="#ffffff" style:font-name="Quicksand"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color="#ffffff" style:font-name="Quicksand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1.905cm" svg:x="2.651cm" svg:y="8.62cm">
          <text:p text:style-name="P1"><text:span text:style-name="T1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064cm" svg:height="1.905cm" svg:x="8.248cm" svg:y="8.62cm">
          <text:p text:style-name="P1"><text:span text:style-name="T1">tap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64cm" svg:height="1.905cm" svg:x="13.846cm" svg:y="8.62cm">
          <text:p text:style-name="P1"><text:span text:style-name="T1">G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715cm" svg:y1="9.572cm" svg:x2="8.248cm" svg:y2="9.572cm" draw:start-shape="id1" draw:start-glue-point="1" draw:end-shape="id2" draw:end-glue-point="3" svg:d="M6715 9572h1533" svg:viewBox="0 0 1534 1">
          <text:p/>
        </draw:connector>
        <draw:connector draw:style-name="gr3" draw:text-style-name="P4" draw:layer="layout" draw:type="line" svg:x1="12.312cm" svg:y1="9.572cm" svg:x2="13.882cm" svg:y2="9.572cm" draw:start-shape="id2" draw:start-glue-point="1" svg:d="M12312 9572h1570" svg:viewBox="0 0 157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Quicksand" svg:font-family="Quicksan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04T10:09:43.743013600</meta:creation-date>
    <dc:date>2020-06-04T10:17:59.831801840</dc:date>
    <meta:editing-duration>PT7M12S</meta:editing-duration>
    <meta:editing-cycles>2</meta:editing-cycles>
    <meta:generator>LibreOffice/6.4.2.2$Linux_X86_64 LibreOffice_project/40$Build-2</meta:generator>
    <meta:document-statistic meta:object-count="5"/>
  </office:meta>
</office:document-meta>
</file>